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Map.subMap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fir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ge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TreeMap( java . util . Sorted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TreeMap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putAll( java . util . Map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containsValu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headMap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TreeMap( java . util . Comparato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las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Tre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containsKey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remov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tailMap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put( java . lang . Object var0 , java . lang . Objec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ree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